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153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ro3" style:family="table-row">
      <style:table-row-properties style:row-height="58.05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24.2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43.99pt" fo:break-before="auto" style:use-optimal-row-height="true"/>
    </style:style>
    <style:style style:name="ro10" style:family="table-row">
      <style:table-row-properties style:row-height="26.84pt" fo:break-before="auto" style:use-optimal-row-height="true"/>
    </style:style>
    <style:style style:name="ro11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cumu</text:p>
          </table:table-cell>
          <table:table-cell office:value-type="string" calcext:value-type="string">
            <text:p>Business trip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table:formula="of:=WEEKDAY([.A2];2)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C2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table:formula="of:=WEEKDAY([.A3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3]+[.D2]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date" office:date-value="2019-07-04" calcext:value-type="date">
            <text:p>07/04/19</text:p>
          </table:table-cell>
          <table:table-cell table:formula="of:=WEEKDAY([.A4];2)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formula="of:=[.C4]+[.D3]"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date" office:date-value="2019-07-05" calcext:value-type="date">
            <text:p>07/05/19</text:p>
          </table:table-cell>
          <table:table-cell table:formula="of:=WEEKDAY([.A5];2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5]+[.D4]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table:formula="of:=WEEKDAY([.A6];2)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C6]+[.D5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date" office:date-value="2019-07-07" calcext:value-type="date">
            <text:p>07/07/19</text:p>
          </table:table-cell>
          <table:table-cell table:formula="of:=WEEKDAY([.A7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7]+[.D6]"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date" office:date-value="2019-07-08" calcext:value-type="date">
            <text:p>07/08/19</text:p>
          </table:table-cell>
          <table:table-cell table:formula="of:=WEEKDAY([.A8];2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C8]+[.D7]"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table:formula="of:=WEEKDAY([.A9];2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C9]+[.D8]"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table:formula="of:=WEEKDAY([.A10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10]+[.D9]"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table:formula="of:=WEEKDAY([.A11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11]+[.D10]"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date" office:date-value="2019-07-12" calcext:value-type="date">
            <text:p>07/12/19</text:p>
          </table:table-cell>
          <table:table-cell table:formula="of:=WEEKDAY([.A12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12]+[.D11]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date" office:date-value="2019-07-13" calcext:value-type="date">
            <text:p>07/13/19</text:p>
          </table:table-cell>
          <table:table-cell table:formula="of:=WEEKDAY([.A13];2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C13]+[.D12]"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19-07-14" calcext:value-type="date">
            <text:p>07/14/19</text:p>
          </table:table-cell>
          <table:table-cell table:formula="of:=WEEKDAY([.A14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14]+[.D13]"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table:formula="of:=WEEKDAY([.A15];2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15]+[.D14]"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table:formula="of:=WEEKDAY([.A16];2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C16]+[.D15]"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date" office:date-value="2019-07-17" calcext:value-type="date">
            <text:p>07/17/19</text:p>
          </table:table-cell>
          <table:table-cell table:formula="of:=WEEKDAY([.A17];2)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[.C17]+[.D16]"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date" office:date-value="2019-07-18" calcext:value-type="date">
            <text:p>07/18/19</text:p>
          </table:table-cell>
          <table:table-cell table:formula="of:=WEEKDAY([.A18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18]+[.D17]"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date" office:date-value="2019-07-19" calcext:value-type="date">
            <text:p>07/19/19</text:p>
          </table:table-cell>
          <table:table-cell table:formula="of:=WEEKDAY([.A19];2)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C19]+[.D18]"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table:formula="of:=WEEKDAY([.A20];2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formula="of:=[.C20]+[.D19]"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date" office:date-value="2019-07-21" calcext:value-type="date">
            <text:p>07/21/19</text:p>
          </table:table-cell>
          <table:table-cell table:formula="of:=WEEKDAY([.A21];2)"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[.C21]+[.D20]"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date" office:date-value="2019-07-22" calcext:value-type="date">
            <text:p>07/22/19</text:p>
          </table:table-cell>
          <table:table-cell table:formula="of:=WEEKDAY([.A22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22]+[.D21]"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table:formula="of:=WEEKDAY([.A23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23]+[.D22]"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date" office:date-value="2019-07-24" calcext:value-type="date">
            <text:p>07/24/19</text:p>
          </table:table-cell>
          <table:table-cell table:formula="of:=WEEKDAY([.A24];2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C24]+[.D23]"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date" office:date-value="2019-07-25" calcext:value-type="date">
            <text:p>07/25/19</text:p>
          </table:table-cell>
          <table:table-cell table:formula="of:=WEEKDAY([.A25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25]+[.D24]"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table:formula="of:=WEEKDAY([.A26];2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26]+[.D25]"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date" office:date-value="2019-07-27" calcext:value-type="date">
            <text:p>07/27/19</text:p>
          </table:table-cell>
          <table:table-cell table:formula="of:=WEEKDAY([.A27];2)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formula="of:=[.C27]+[.D26]"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table:formula="of:=WEEKDAY([.A28];2)"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formula="of:=[.C28]+[.D27]"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table:formula="of:=WEEKDAY([.A29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29]+[.D28]"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table:formula="of:=WEEKDAY([.A30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30]+[.D29]" office:value-type="float" office:value="1583" calcext:value-type="float">
            <text:p>1583</text:p>
          </table:table-cell>
          <table:table-cell office:value-type="string" calcext:value-type="string">
            <text:p>Carol Ma Tax Consultation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445 Apple Creek, Markha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9-07-31" calcext:value-type="date">
            <text:p>07/31/19</text:p>
          </table:table-cell>
          <table:table-cell table:formula="of:=WEEKDAY([.A31];2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C31]+[.D30]"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table:formula="of:=WEEKDAY([.A32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32]+[.D31]" office:value-type="float" office:value="1657" calcext:value-type="float">
            <text:p>1657</text:p>
          </table:table-cell>
          <table:table-cell table:number-columns-repeated="4"/>
        </table:table-row>
        <table:table-row table:style-name="ro2">
          <table:table-cell office:value-type="date" office:date-value="2019-08-02" calcext:value-type="date">
            <text:p>08/02/19</text:p>
          </table:table-cell>
          <table:table-cell table:formula="of:=WEEKDAY([.A33];2)" office:value-type="float" office:value="5" calcext:value-type="float">
            <text:p>5</text:p>
          </table:table-cell>
          <table:table-cell office:value-type="float" office:value="657" calcext:value-type="float">
            <text:p>657</text:p>
          </table:table-cell>
          <table:table-cell table:formula="of:=[.C33]+[.D32]" office:value-type="float" office:value="2314" calcext:value-type="float">
            <text:p>2314</text:p>
          </table:table-cell>
          <table:table-cell table:style-name="ce2" office:value-type="string" calcext:value-type="string">
            <text:p>US Business Trip – Citibank Account was blocked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<text:span text:style-name="T1">Quality Inn Dunmore, </text:span>1226 Harry O’neille Hwy, Scranton, Pennsylvannia, US</text:p>
          </table:table-cell>
          <table:table-cell table:style-name="ce2" office:value-type="float" office:value="655" calcext:value-type="float">
            <text:p>655</text:p>
          </table:table-cell>
        </table:table-row>
        <table:table-row table:style-name="ro3">
          <table:table-cell office:value-type="date" office:date-value="2019-08-03" calcext:value-type="date">
            <text:p>08/03/19</text:p>
          </table:table-cell>
          <table:table-cell table:formula="of:=WEEKDAY([.A34];2)"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formula="of:=[.C34]+[.D33]" office:value-type="float" office:value="2716" calcext:value-type="float">
            <text:p>2716</text:p>
          </table:table-cell>
          <table:table-cell table:style-name="ce2" office:value-type="string" calcext:value-type="string">
            <text:p>US Business Trip – Citibank Account was blocked</text:p>
          </table:table-cell>
          <table:table-cell table:style-name="ce2" office:value-type="string" calcext:value-type="string">
            <text:p>1226 Harry O’neille Hwy, Scranton, Pennsylvannia, US</text:p>
          </table:table-cell>
          <table:table-cell table:style-name="ce2" office:value-type="string" calcext:value-type="string">
            <text:p><text:span text:style-name="T1">Citibank New York </text:span>,2861 Broadway, Manhattan, NY</text:p>
          </table:table-cell>
          <table:table-cell table:style-name="ce2" office:value-type="float" office:value="396" calcext:value-type="float">
            <text:p>396</text:p>
          </table:table-cell>
        </table:table-row>
        <table:table-row table:style-name="ro3">
          <table:table-cell office:value-type="date" office:date-value="2019-08-04" calcext:value-type="date">
            <text:p>08/04/19</text:p>
          </table:table-cell>
          <table:table-cell table:formula="of:=WEEKDAY([.A35];2)"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table:formula="of:=[.C35]+[.D34]" office:value-type="float" office:value="3358" calcext:value-type="float">
            <text:p>3358</text:p>
          </table:table-cell>
          <table:table-cell table:style-name="ce2" office:value-type="string" calcext:value-type="string">
            <text:p>US Business Trip – Citibank Account was blocked</text:p>
          </table:table-cell>
          <table:table-cell table:style-name="ce2" office:value-type="string" calcext:value-type="string">
            <text:p>1226 Harry O’neille Hwy, Scranton, Pennsylvannia, US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19-08-05" calcext:value-type="date">
            <text:p>08/05/19</text:p>
          </table:table-cell>
          <table:table-cell table:formula="of:=WEEKDAY([.A36];2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36]+[.D35]" office:value-type="float" office:value="3410" calcext:value-type="float">
            <text:p>341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06" calcext:value-type="date">
            <text:p>08/06/19</text:p>
          </table:table-cell>
          <table:table-cell table:formula="of:=WEEKDAY([.A37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37]+[.D36]" office:value-type="float" office:value="3462" calcext:value-type="float">
            <text:p>3462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07" calcext:value-type="date">
            <text:p>08/07/19</text:p>
          </table:table-cell>
          <table:table-cell table:formula="of:=WEEKDAY([.A38];2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C38]+[.D37]" office:value-type="float" office:value="3477" calcext:value-type="float">
            <text:p>347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table:formula="of:=WEEKDAY([.A39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39]+[.D38]" office:value-type="float" office:value="3529" calcext:value-type="float">
            <text:p>352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09" calcext:value-type="date">
            <text:p>08/09/19</text:p>
          </table:table-cell>
          <table:table-cell table:formula="of:=WEEKDAY([.A40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40]+[.D39]" office:value-type="float" office:value="3581" calcext:value-type="float">
            <text:p>358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0" calcext:value-type="date">
            <text:p>08/10/19</text:p>
          </table:table-cell>
          <table:table-cell table:formula="of:=WEEKDAY([.A41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41]+[.D40]" office:value-type="float" office:value="3623" calcext:value-type="float">
            <text:p>362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1" calcext:value-type="date">
            <text:p>08/11/19</text:p>
          </table:table-cell>
          <table:table-cell table:formula="of:=WEEKDAY([.A42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42]+[.D41]" office:value-type="float" office:value="3675" calcext:value-type="float">
            <text:p>367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2" calcext:value-type="date">
            <text:p>08/12/19</text:p>
          </table:table-cell>
          <table:table-cell table:formula="of:=WEEKDAY([.A43];2)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C43]+[.D42]" office:value-type="float" office:value="3747" calcext:value-type="float">
            <text:p>3747</text:p>
          </table:table-cell>
          <table:table-cell table:style-name="ce2" table:number-columns-repeated="4"/>
        </table:table-row>
        <table:table-row table:style-name="ro4">
          <table:table-cell office:value-type="date" office:date-value="2019-08-13" calcext:value-type="date">
            <text:p>08/13/19</text:p>
          </table:table-cell>
          <table:table-cell table:formula="of:=WEEKDAY([.A44];2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C44]+[.D43]" office:value-type="float" office:value="3779" calcext:value-type="float">
            <text:p>3779</text:p>
          </table:table-cell>
          <table:table-cell table:style-name="ce2" office:value-type="string" calcext:value-type="string">
            <text:p>Visit Wang Ke CPA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250 Consumer Road, North York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4" calcext:value-type="date">
            <text:p>08/14/19</text:p>
          </table:table-cell>
          <table:table-cell table:formula="of:=WEEKDAY([.A45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45]+[.D44]" office:value-type="float" office:value="3821" calcext:value-type="float">
            <text:p>382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5" calcext:value-type="date">
            <text:p>08/15/19</text:p>
          </table:table-cell>
          <table:table-cell table:formula="of:=WEEKDAY([.A46];2)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46]+[.D45]" office:value-type="float" office:value="3898" calcext:value-type="float">
            <text:p>3898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6" calcext:value-type="date">
            <text:p>08/16/19</text:p>
          </table:table-cell>
          <table:table-cell table:formula="of:=WEEKDAY([.A47];2)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formula="of:=[.C47]+[.D46]" office:value-type="float" office:value="3980" calcext:value-type="float">
            <text:p>398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7" calcext:value-type="date">
            <text:p>08/17/19</text:p>
          </table:table-cell>
          <table:table-cell table:formula="of:=WEEKDAY([.A48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48]+[.D47]" office:value-type="float" office:value="4022" calcext:value-type="float">
            <text:p>4022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8" calcext:value-type="date">
            <text:p>08/18/19</text:p>
          </table:table-cell>
          <table:table-cell table:formula="of:=WEEKDAY([.A49];2)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49]+[.D48]" office:value-type="float" office:value="4064" calcext:value-type="float">
            <text:p>4064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table:formula="of:=WEEKDAY([.A50];2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50]+[.D49]" office:value-type="float" office:value="4091" calcext:value-type="float">
            <text:p>409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0" calcext:value-type="date">
            <text:p>08/20/19</text:p>
          </table:table-cell>
          <table:table-cell table:formula="of:=WEEKDAY([.A51];2)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formula="of:=[.C51]+[.D50]" office:value-type="float" office:value="4173" calcext:value-type="float">
            <text:p>417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1" calcext:value-type="date">
            <text:p>08/21/19</text:p>
          </table:table-cell>
          <table:table-cell table:formula="of:=WEEKDAY([.A52];2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52]+[.D51]" office:value-type="float" office:value="4197" calcext:value-type="float">
            <text:p>419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table:formula="of:=WEEKDAY([.A53];2)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C53]+[.D52]" office:value-type="float" office:value="4239" calcext:value-type="float">
            <text:p>423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3" calcext:value-type="date">
            <text:p>08/23/19</text:p>
          </table:table-cell>
          <table:table-cell table:formula="of:=WEEKDAY([.A54];2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54]+[.D53]" office:value-type="float" office:value="4281" calcext:value-type="float">
            <text:p>428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4" calcext:value-type="date">
            <text:p>08/24/19</text:p>
          </table:table-cell>
          <table:table-cell table:formula="of:=WEEKDAY([.A55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55]+[.D54]" office:value-type="float" office:value="4323" calcext:value-type="float">
            <text:p>432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5" calcext:value-type="date">
            <text:p>08/25/19</text:p>
          </table:table-cell>
          <table:table-cell table:formula="of:=WEEKDAY([.A56];2)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56]+[.D55]" office:value-type="float" office:value="4365" calcext:value-type="float">
            <text:p>436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6" calcext:value-type="date">
            <text:p>08/26/19</text:p>
          </table:table-cell>
          <table:table-cell table:formula="of:=WEEKDAY([.A57];2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C57]+[.D56]" office:value-type="float" office:value="4397" calcext:value-type="float">
            <text:p>439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7" calcext:value-type="date">
            <text:p>08/27/19</text:p>
          </table:table-cell>
          <table:table-cell table:formula="of:=WEEKDAY([.A58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58]+[.D57]" office:value-type="float" office:value="4449" calcext:value-type="float">
            <text:p>444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8" calcext:value-type="date">
            <text:p>08/28/19</text:p>
          </table:table-cell>
          <table:table-cell table:formula="of:=WEEKDAY([.A59];2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C59]+[.D58]" office:value-type="float" office:value="4501" calcext:value-type="float">
            <text:p>450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9" calcext:value-type="date">
            <text:p>08/29/19</text:p>
          </table:table-cell>
          <table:table-cell table:formula="of:=WEEKDAY([.A60];2)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C60]+[.D59]" office:value-type="float" office:value="4543" calcext:value-type="float">
            <text:p>454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30" calcext:value-type="date">
            <text:p>08/30/19</text:p>
          </table:table-cell>
          <table:table-cell table:formula="of:=WEEKDAY([.A61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61]+[.D60]" office:value-type="float" office:value="4595" calcext:value-type="float">
            <text:p>459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31" calcext:value-type="date">
            <text:p>08/31/19</text:p>
          </table:table-cell>
          <table:table-cell table:formula="of:=WEEKDAY([.A62];2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C62]+[.D61]" office:value-type="float" office:value="4647" calcext:value-type="float">
            <text:p>464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1" calcext:value-type="date">
            <text:p>09/01/19</text:p>
          </table:table-cell>
          <table:table-cell table:formula="of:=WEEKDAY([.A63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63]+[.D62]" office:value-type="float" office:value="4699" calcext:value-type="float">
            <text:p>469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2" calcext:value-type="date">
            <text:p>09/02/19</text:p>
          </table:table-cell>
          <table:table-cell table:formula="of:=WEEKDAY([.A64];2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64]+[.D63]" office:value-type="float" office:value="4751" calcext:value-type="float">
            <text:p>475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3" calcext:value-type="date">
            <text:p>09/03/19</text:p>
          </table:table-cell>
          <table:table-cell table:formula="of:=WEEKDAY([.A65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65]+[.D64]" office:value-type="float" office:value="4803" calcext:value-type="float">
            <text:p>480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4" calcext:value-type="date">
            <text:p>09/04/19</text:p>
          </table:table-cell>
          <table:table-cell table:formula="of:=WEEKDAY([.A66];2)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[.C66]+[.D65]" office:value-type="float" office:value="4865" calcext:value-type="float">
            <text:p>486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5" calcext:value-type="date">
            <text:p>09/05/19</text:p>
          </table:table-cell>
          <table:table-cell table:formula="of:=WEEKDAY([.A67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67]+[.D66]" office:value-type="float" office:value="4917" calcext:value-type="float">
            <text:p>491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6" calcext:value-type="date">
            <text:p>09/06/19</text:p>
          </table:table-cell>
          <table:table-cell table:formula="of:=WEEKDAY([.A68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68]+[.D67]" office:value-type="float" office:value="4969" calcext:value-type="float">
            <text:p>496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7" calcext:value-type="date">
            <text:p>09/07/19</text:p>
          </table:table-cell>
          <table:table-cell table:formula="of:=WEEKDAY([.A69];2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C69]+[.D68]" office:value-type="float" office:value="5021" calcext:value-type="float">
            <text:p>502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8" calcext:value-type="date">
            <text:p>09/08/19</text:p>
          </table:table-cell>
          <table:table-cell table:formula="of:=WEEKDAY([.A70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70]+[.D69]" office:value-type="float" office:value="5073" calcext:value-type="float">
            <text:p>507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9" calcext:value-type="date">
            <text:p>09/09/19</text:p>
          </table:table-cell>
          <table:table-cell table:formula="of:=WEEKDAY([.A71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71]+[.D70]" office:value-type="float" office:value="5115" calcext:value-type="float">
            <text:p>511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0" calcext:value-type="date">
            <text:p>09/10/19</text:p>
          </table:table-cell>
          <table:table-cell table:formula="of:=WEEKDAY([.A72];2)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[.C72]+[.D71]" office:value-type="float" office:value="5177" calcext:value-type="float">
            <text:p>517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1" calcext:value-type="date">
            <text:p>09/11/19</text:p>
          </table:table-cell>
          <table:table-cell table:formula="of:=WEEKDAY([.A73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73]+[.D72]" office:value-type="float" office:value="5219" calcext:value-type="float">
            <text:p>5219</text:p>
          </table:table-cell>
          <table:table-cell table:style-name="ce2" table:number-columns-repeated="4"/>
        </table:table-row>
        <table:table-row table:style-name="ro5">
          <table:table-cell office:value-type="date" office:date-value="2019-09-12" calcext:value-type="date">
            <text:p>09/12/19</text:p>
          </table:table-cell>
          <table:table-cell table:formula="of:=WEEKDAY([.A74];2)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[.C74]+[.D73]" office:value-type="float" office:value="5291" calcext:value-type="float">
            <text:p>5291</text:p>
          </table:table-cell>
          <table:table-cell table:style-name="ce2" office:value-type="string" calcext:value-type="string">
            <text:p>Estate Planning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Toronto Public Library Barbara Frum Branch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6">
          <table:table-cell office:value-type="date" office:date-value="2019-09-13" calcext:value-type="date">
            <text:p>09/13/19</text:p>
          </table:table-cell>
          <table:table-cell table:formula="of:=WEEKDAY([.A75];2)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formula="of:=[.C75]+[.D74]" office:value-type="float" office:value="5408" calcext:value-type="float">
            <text:p>5408</text:p>
          </table:table-cell>
          <table:table-cell table:style-name="ce2" office:value-type="string" calcext:value-type="string">
            <text:p>“Never split the difference” Negotiation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Keller Williams Realty, 16945 Leslie Street, New Market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7">
          <table:table-cell office:value-type="date" office:date-value="2019-09-14" calcext:value-type="date">
            <text:p>09/14/19</text:p>
          </table:table-cell>
          <table:table-cell table:formula="of:=WEEKDAY([.A76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76]+[.D75]" office:value-type="float" office:value="5450" calcext:value-type="float">
            <text:p>5450</text:p>
          </table:table-cell>
          <table:table-cell table:style-name="ce2" office:value-type="string" calcext:value-type="string">
            <text:p>Bruce Li Real Estate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Bay Street Group, 8300 Woodbine Street, Markham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7">
          <table:table-cell office:value-type="date" office:date-value="2019-09-15" calcext:value-type="date">
            <text:p>09/15/19</text:p>
          </table:table-cell>
          <table:table-cell table:formula="of:=WEEKDAY([.A77];2)"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formula="of:=[.C77]+[.D76]" office:value-type="float" office:value="5545" calcext:value-type="float">
            <text:p>5545</text:p>
          </table:table-cell>
          <table:table-cell table:style-name="ce2" office:value-type="string" calcext:value-type="string">
            <text:p>First Time Home Buyer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Toronto Public Library Albion Branch, Etibicoke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9-09-16" calcext:value-type="date">
            <text:p>09/16/19</text:p>
          </table:table-cell>
          <table:table-cell table:formula="of:=WEEKDAY([.A78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78]+[.D77]" office:value-type="float" office:value="5587" calcext:value-type="float">
            <text:p>558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7" calcext:value-type="date">
            <text:p>09/17/19</text:p>
          </table:table-cell>
          <table:table-cell table:formula="of:=WEEKDAY([.A79];2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79]+[.D78]" office:value-type="float" office:value="5607" calcext:value-type="float">
            <text:p>560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8" calcext:value-type="date">
            <text:p>09/18/19</text:p>
          </table:table-cell>
          <table:table-cell table:formula="of:=WEEKDAY([.A80];2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C80]+[.D79]" office:value-type="float" office:value="5659" calcext:value-type="float">
            <text:p>565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9" calcext:value-type="date">
            <text:p>09/19/19</text:p>
          </table:table-cell>
          <table:table-cell table:formula="of:=WEEKDAY([.A81];2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[.C81]+[.D80]" office:value-type="float" office:value="5681" calcext:value-type="float">
            <text:p>568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0" calcext:value-type="date">
            <text:p>09/20/19</text:p>
          </table:table-cell>
          <table:table-cell table:formula="of:=WEEKDAY([.A82];2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82]+[.D81]" office:value-type="float" office:value="5703" calcext:value-type="float">
            <text:p>570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1" calcext:value-type="date">
            <text:p>09/21/19</text:p>
          </table:table-cell>
          <table:table-cell table:formula="of:=WEEKDAY([.A83];2)"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[.C83]+[.D82]" office:value-type="float" office:value="5765" calcext:value-type="float">
            <text:p>576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2" calcext:value-type="date">
            <text:p>09/22/19</text:p>
          </table:table-cell>
          <table:table-cell table:formula="of:=WEEKDAY([.A84];2)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C84]+[.D83]" office:value-type="float" office:value="5820" calcext:value-type="float">
            <text:p>582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3" calcext:value-type="date">
            <text:p>09/23/19</text:p>
          </table:table-cell>
          <table:table-cell table:formula="of:=WEEKDAY([.A85];2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C85]+[.D84]" office:value-type="float" office:value="5852" calcext:value-type="float">
            <text:p>5852</text:p>
          </table:table-cell>
          <table:table-cell table:style-name="ce2" table:number-columns-repeated="4"/>
        </table:table-row>
        <table:table-row table:style-name="ro7">
          <table:table-cell office:value-type="date" office:date-value="2019-09-24" calcext:value-type="date">
            <text:p>09/24/19</text:p>
          </table:table-cell>
          <table:table-cell table:formula="of:=WEEKDAY([.A86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86]+[.D85]" office:value-type="float" office:value="5904" calcext:value-type="float">
            <text:p>5904</text:p>
          </table:table-cell>
          <table:table-cell table:style-name="ce2" office:value-type="string" calcext:value-type="string">
            <text:p>Quantum Tax Law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Thornhill Club, 7994 Yonge St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9-09-25" calcext:value-type="date">
            <text:p>09/25/19</text:p>
          </table:table-cell>
          <table:table-cell table:formula="of:=WEEKDAY([.A87];2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C87]+[.D86]" office:value-type="float" office:value="5923" calcext:value-type="float">
            <text:p>592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6" calcext:value-type="date">
            <text:p>09/26/19</text:p>
          </table:table-cell>
          <table:table-cell table:formula="of:=WEEKDAY([.A88];2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[.C88]+[.D87]" office:value-type="float" office:value="5945" calcext:value-type="float">
            <text:p>594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7" calcext:value-type="date">
            <text:p>09/27/19</text:p>
          </table:table-cell>
          <table:table-cell table:formula="of:=WEEKDAY([.A89];2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89]+[.D88]" office:value-type="float" office:value="5967" calcext:value-type="float">
            <text:p>596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8" calcext:value-type="date">
            <text:p>09/28/19</text:p>
          </table:table-cell>
          <table:table-cell table:formula="of:=WEEKDAY([.A90];2)"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formula="of:=[.C90]+[.D89]" office:value-type="float" office:value="6054" calcext:value-type="float">
            <text:p>6054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9" calcext:value-type="date">
            <text:p>09/29/19</text:p>
          </table:table-cell>
          <table:table-cell table:formula="of:=WEEKDAY([.A91];2)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91]+[.D90]" office:value-type="float" office:value="6096" calcext:value-type="float">
            <text:p>6096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30" calcext:value-type="date">
            <text:p>09/30/19</text:p>
          </table:table-cell>
          <table:table-cell table:formula="of:=WEEKDAY([.A92];2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92]+[.D91]" office:value-type="float" office:value="6110" calcext:value-type="float">
            <text:p>611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01" calcext:value-type="date">
            <text:p>10/01/19</text:p>
          </table:table-cell>
          <table:table-cell table:formula="of:=WEEKDAY([.A93];2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3]+[.D92]" office:value-type="float" office:value="6130" calcext:value-type="float">
            <text:p>613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02" calcext:value-type="date">
            <text:p>10/02/19</text:p>
          </table:table-cell>
          <table:table-cell table:formula="of:=WEEKDAY([.A94];2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94]+[.D93]" office:value-type="float" office:value="6150" calcext:value-type="float">
            <text:p>6150</text:p>
          </table:table-cell>
          <table:table-cell table:style-name="ce2" table:number-columns-repeated="4"/>
        </table:table-row>
        <table:table-row table:style-name="ro7">
          <table:table-cell office:value-type="date" office:date-value="2019-10-03" calcext:value-type="date">
            <text:p>10/03/19</text:p>
          </table:table-cell>
          <table:table-cell table:formula="of:=WEEKDAY([.A95];2)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[.C95]+[.D94]" office:value-type="float" office:value="6222" calcext:value-type="float">
            <text:p>6222</text:p>
          </table:table-cell>
          <table:table-cell table:style-name="ce2" office:value-type="string" calcext:value-type="string">
            <text:p>Money matters – small business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The Village Hive - #105 55 Albert Street, Markham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9-10-04" calcext:value-type="date">
            <text:p>10/04/19</text:p>
          </table:table-cell>
          <table:table-cell table:formula="of:=WEEKDAY([.A96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96]+[.D95]" office:value-type="float" office:value="6274" calcext:value-type="float">
            <text:p>6274</text:p>
          </table:table-cell>
          <table:table-cell table:style-name="ce2" table:number-columns-repeated="4"/>
        </table:table-row>
        <table:table-row table:style-name="ro8">
          <table:table-cell office:value-type="date" office:date-value="2019-10-05" calcext:value-type="date">
            <text:p>10/05/19</text:p>
          </table:table-cell>
          <table:table-cell table:formula="of:=WEEKDAY([.A97];2)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C97]+[.D96]" office:value-type="float" office:value="6344" calcext:value-type="float">
            <text:p>6344</text:p>
          </table:table-cell>
          <table:table-cell table:style-name="ce2" office:value-type="string" calcext:value-type="string">
            <text:p>LISA YANG TAX Seminar(Bay Street group). Estate Planning (Bahaku)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5<text:span text:style-name="T2">th</text:span> Floor 8300 Woodbine→707 Keele Street Suite 200 → Office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9-10-06" calcext:value-type="date">
            <text:p>10/06/19</text:p>
          </table:table-cell>
          <table:table-cell table:formula="of:=WEEKDAY([.A98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98]+[.D97]" office:value-type="float" office:value="6396" calcext:value-type="float">
            <text:p>6396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07" calcext:value-type="date">
            <text:p>10/07/19</text:p>
          </table:table-cell>
          <table:table-cell table:formula="of:=WEEKDAY([.A99];2)" office:value-type="float" office:value="1" calcext:value-type="float">
            <text:p>1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08" calcext:value-type="date">
            <text:p>10/08/19</text:p>
          </table:table-cell>
          <table:table-cell table:formula="of:=WEEKDAY([.A100];2)" office:value-type="float" office:value="2" calcext:value-type="float">
            <text:p>2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09" calcext:value-type="date">
            <text:p>10/09/19</text:p>
          </table:table-cell>
          <table:table-cell table:formula="of:=WEEKDAY([.A101];2)" office:value-type="float" office:value="3" calcext:value-type="float">
            <text:p>3</text:p>
          </table:table-cell>
          <table:table-cell table:number-columns-repeated="2"/>
          <table:table-cell table:style-name="ce2" table:number-columns-repeated="4"/>
        </table:table-row>
        <table:table-row table:style-name="ro9">
          <table:table-cell office:value-type="date" office:date-value="2019-10-10" calcext:value-type="date">
            <text:p>10/10/19</text:p>
          </table:table-cell>
          <table:table-cell table:formula="of:=WEEKDAY([.A102];2)"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明瑞集团讲座(7100 woodbine), 晚上Kinkgo集团讲座。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10-11" calcext:value-type="date">
            <text:p>10/11/19</text:p>
          </table:table-cell>
          <table:table-cell table:formula="of:=WEEKDAY([.A103];2)" office:value-type="float" office:value="5" calcext:value-type="float">
            <text:p>5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2" calcext:value-type="date">
            <text:p>10/12/19</text:p>
          </table:table-cell>
          <table:table-cell table:formula="of:=WEEKDAY([.A104];2)" office:value-type="float" office:value="6" calcext:value-type="float">
            <text:p>6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3" calcext:value-type="date">
            <text:p>10/13/19</text:p>
          </table:table-cell>
          <table:table-cell table:formula="of:=WEEKDAY([.A105];2)" office:value-type="float" office:value="7" calcext:value-type="float">
            <text:p>7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4" calcext:value-type="date">
            <text:p>10/14/19</text:p>
          </table:table-cell>
          <table:table-cell table:formula="of:=WEEKDAY([.A106];2)" office:value-type="float" office:value="1" calcext:value-type="float">
            <text:p>1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5" calcext:value-type="date">
            <text:p>10/15/19</text:p>
          </table:table-cell>
          <table:table-cell table:formula="of:=WEEKDAY([.A107];2)" office:value-type="float" office:value="2" calcext:value-type="float">
            <text:p>2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6" calcext:value-type="date">
            <text:p>10/16/19</text:p>
          </table:table-cell>
          <table:table-cell table:formula="of:=WEEKDAY([.A108];2)" office:value-type="float" office:value="3" calcext:value-type="float">
            <text:p>3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7" calcext:value-type="date">
            <text:p>10/17/19</text:p>
          </table:table-cell>
          <table:table-cell table:formula="of:=WEEKDAY([.A109];2)" office:value-type="float" office:value="4" calcext:value-type="float">
            <text:p>4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8" calcext:value-type="date">
            <text:p>10/18/19</text:p>
          </table:table-cell>
          <table:table-cell table:formula="of:=WEEKDAY([.A110];2)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940" calcext:value-type="float">
            <text:p>6940</text:p>
          </table:table-cell>
          <table:table-cell table:style-name="ce2" table:number-columns-repeated="4"/>
        </table:table-row>
        <table:table-row table:style-name="ro10">
          <table:table-cell office:value-type="date" office:date-value="2019-10-19" calcext:value-type="date">
            <text:p>10/19/19</text:p>
          </table:table-cell>
          <table:table-cell table:formula="of:=WEEKDAY([.A111];2)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000" calcext:value-type="float">
            <text:p>7000</text:p>
          </table:table-cell>
          <table:table-cell table:style-name="ce2" office:value-type="string" calcext:value-type="string">
            <text:p>明瑞集团讲汇款，下午去ott financial.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10-20" calcext:value-type="date">
            <text:p>10/20/19</text:p>
          </table:table-cell>
          <table:table-cell table:formula="of:=WEEKDAY([.A112];2)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041" calcext:value-type="float">
            <text:p>704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21" calcext:value-type="date">
            <text:p>10/21/19</text:p>
          </table:table-cell>
          <table:table-cell table:formula="of:=WEEKDAY([.A113];2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066" calcext:value-type="float">
            <text:p>7066</text:p>
          </table:table-cell>
          <table:table-cell table:number-columns-repeated="2"/>
          <table:table-cell table:style-name="ce2"/>
          <table:table-cell/>
        </table:table-row>
        <table:table-row table:style-name="ro11">
          <table:table-cell office:value-type="date" office:date-value="2019-10-22" calcext:value-type="date">
            <text:p>10/22/19</text:p>
          </table:table-cell>
          <table:table-cell table:formula="of:=WEEKDAY([.A114];2)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去听woodbine贷款的事</text:p>
          </table:table-cell>
          <table:table-cell/>
          <table:table-cell table:style-name="ce2" office:value-type="string" calcext:value-type="string">
            <text:p>51 Neddie to 8300 Woodbin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9-10-23" calcext:value-type="date">
            <text:p>10/23/19</text:p>
          </table:table-cell>
          <table:table-cell table:formula="of:=WEEKDAY([.A115];2)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+[.D114]+[.C115]" office:value-type="float" office:value="7171" calcext:value-type="float">
            <text:p>7171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date" office:date-value="2019-10-24" calcext:value-type="date">
            <text:p>10/24/19</text:p>
          </table:table-cell>
          <table:table-cell table:formula="of:=WEEKDAY([.A116];2)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+[.D115]+[.C116]" office:value-type="float" office:value="7206" calcext:value-type="float">
            <text:p>720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date" office:date-value="2019-10-25" calcext:value-type="date">
            <text:p>10/25/19</text:p>
          </table:table-cell>
          <table:table-cell table:formula="of:=WEEKDAY([.A117];2)" office:value-type="float" office:value="5" calcext:value-type="float">
            <text:p>5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date" office:date-value="2019-10-26" calcext:value-type="date">
            <text:p>10/26/19</text:p>
          </table:table-cell>
          <table:table-cell table:formula="of:=WEEKDAY([.A118];2)" office:value-type="float" office:value="6" calcext:value-type="float">
            <text:p>6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date" office:date-value="2019-10-27" calcext:value-type="date">
            <text:p>10/27/19</text:p>
          </table:table-cell>
          <table:table-cell table:formula="of:=WEEKDAY([.A119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0-28" calcext:value-type="date">
            <text:p>10/28/19</text:p>
          </table:table-cell>
          <table:table-cell table:formula="of:=WEEKDAY([.A120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0-29" calcext:value-type="date">
            <text:p>10/29/19</text:p>
          </table:table-cell>
          <table:table-cell table:formula="of:=WEEKDAY([.A121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0-30" calcext:value-type="date">
            <text:p>10/30/19</text:p>
          </table:table-cell>
          <table:table-cell table:formula="of:=WEEKDAY([.A122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0-31" calcext:value-type="date">
            <text:p>10/31/19</text:p>
          </table:table-cell>
          <table:table-cell table:formula="of:=WEEKDAY([.A123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1-01" calcext:value-type="date">
            <text:p>11/01/19</text:p>
          </table:table-cell>
          <table:table-cell table:formula="of:=WEEKDAY([.A124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1-02" calcext:value-type="date">
            <text:p>11/02/19</text:p>
          </table:table-cell>
          <table:table-cell table:formula="of:=WEEKDAY([.A125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1-03" calcext:value-type="date">
            <text:p>11/03/19</text:p>
          </table:table-cell>
          <table:table-cell table:formula="of:=WEEKDAY([.A126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1-04" calcext:value-type="date">
            <text:p>11/04/19</text:p>
          </table:table-cell>
          <table:table-cell table:formula="of:=WEEKDAY([.A127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1-05" calcext:value-type="date">
            <text:p>11/05/19</text:p>
          </table:table-cell>
          <table:table-cell table:formula="of:=WEEKDAY([.A128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table:formula="of:=WEEKDAY([.A129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1-07" calcext:value-type="date">
            <text:p>11/07/19</text:p>
          </table:table-cell>
          <table:table-cell table:formula="of:=WEEKDAY([.A130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1-08" calcext:value-type="date">
            <text:p>11/08/19</text:p>
          </table:table-cell>
          <table:table-cell table:formula="of:=WEEKDAY([.A131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1-09" calcext:value-type="date">
            <text:p>11/09/19</text:p>
          </table:table-cell>
          <table:table-cell table:formula="of:=WEEKDAY([.A132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1-10" calcext:value-type="date">
            <text:p>11/10/19</text:p>
          </table:table-cell>
          <table:table-cell table:formula="of:=WEEKDAY([.A133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1-11" calcext:value-type="date">
            <text:p>11/11/19</text:p>
          </table:table-cell>
          <table:table-cell table:formula="of:=WEEKDAY([.A134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1-12" calcext:value-type="date">
            <text:p>11/12/19</text:p>
          </table:table-cell>
          <table:table-cell table:formula="of:=WEEKDAY([.A135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1-13" calcext:value-type="date">
            <text:p>11/13/19</text:p>
          </table:table-cell>
          <table:table-cell table:formula="of:=WEEKDAY([.A136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1-14" calcext:value-type="date">
            <text:p>11/14/19</text:p>
          </table:table-cell>
          <table:table-cell table:formula="of:=WEEKDAY([.A137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table:formula="of:=WEEKDAY([.A138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1-16" calcext:value-type="date">
            <text:p>11/16/19</text:p>
          </table:table-cell>
          <table:table-cell table:formula="of:=WEEKDAY([.A139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1-17" calcext:value-type="date">
            <text:p>11/17/19</text:p>
          </table:table-cell>
          <table:table-cell table:formula="of:=WEEKDAY([.A140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1-18" calcext:value-type="date">
            <text:p>11/18/19</text:p>
          </table:table-cell>
          <table:table-cell table:formula="of:=WEEKDAY([.A141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1-19" calcext:value-type="date">
            <text:p>11/19/19</text:p>
          </table:table-cell>
          <table:table-cell table:formula="of:=WEEKDAY([.A142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1-20" calcext:value-type="date">
            <text:p>11/20/19</text:p>
          </table:table-cell>
          <table:table-cell table:formula="of:=WEEKDAY([.A143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1-21" calcext:value-type="date">
            <text:p>11/21/19</text:p>
          </table:table-cell>
          <table:table-cell table:formula="of:=WEEKDAY([.A144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1-22" calcext:value-type="date">
            <text:p>11/22/19</text:p>
          </table:table-cell>
          <table:table-cell table:formula="of:=WEEKDAY([.A145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1-23" calcext:value-type="date">
            <text:p>11/23/19</text:p>
          </table:table-cell>
          <table:table-cell table:formula="of:=WEEKDAY([.A146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1-24" calcext:value-type="date">
            <text:p>11/24/19</text:p>
          </table:table-cell>
          <table:table-cell table:formula="of:=WEEKDAY([.A147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1-25" calcext:value-type="date">
            <text:p>11/25/19</text:p>
          </table:table-cell>
          <table:table-cell table:formula="of:=WEEKDAY([.A148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1-26" calcext:value-type="date">
            <text:p>11/26/19</text:p>
          </table:table-cell>
          <table:table-cell table:formula="of:=WEEKDAY([.A149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1-27" calcext:value-type="date">
            <text:p>11/27/19</text:p>
          </table:table-cell>
          <table:table-cell table:formula="of:=WEEKDAY([.A150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1-28" calcext:value-type="date">
            <text:p>11/28/19</text:p>
          </table:table-cell>
          <table:table-cell table:formula="of:=WEEKDAY([.A151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1-29" calcext:value-type="date">
            <text:p>11/29/19</text:p>
          </table:table-cell>
          <table:table-cell table:formula="of:=WEEKDAY([.A152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1-30" calcext:value-type="date">
            <text:p>11/30/19</text:p>
          </table:table-cell>
          <table:table-cell table:formula="of:=WEEKDAY([.A153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01" calcext:value-type="date">
            <text:p>12/01/19</text:p>
          </table:table-cell>
          <table:table-cell table:formula="of:=WEEKDAY([.A154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02" calcext:value-type="date">
            <text:p>12/02/19</text:p>
          </table:table-cell>
          <table:table-cell table:formula="of:=WEEKDAY([.A155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03" calcext:value-type="date">
            <text:p>12/03/19</text:p>
          </table:table-cell>
          <table:table-cell table:formula="of:=WEEKDAY([.A156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2-04" calcext:value-type="date">
            <text:p>12/04/19</text:p>
          </table:table-cell>
          <table:table-cell table:formula="of:=WEEKDAY([.A157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table:formula="of:=WEEKDAY([.A158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table:formula="of:=WEEKDAY([.A159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2-07" calcext:value-type="date">
            <text:p>12/07/19</text:p>
          </table:table-cell>
          <table:table-cell table:formula="of:=WEEKDAY([.A160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08" calcext:value-type="date">
            <text:p>12/08/19</text:p>
          </table:table-cell>
          <table:table-cell table:formula="of:=WEEKDAY([.A161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table:formula="of:=WEEKDAY([.A162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10" calcext:value-type="date">
            <text:p>12/10/19</text:p>
          </table:table-cell>
          <table:table-cell table:formula="of:=WEEKDAY([.A163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2-11" calcext:value-type="date">
            <text:p>12/11/19</text:p>
          </table:table-cell>
          <table:table-cell table:formula="of:=WEEKDAY([.A164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2-12" calcext:value-type="date">
            <text:p>12/12/19</text:p>
          </table:table-cell>
          <table:table-cell table:formula="of:=WEEKDAY([.A165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2-13" calcext:value-type="date">
            <text:p>12/13/19</text:p>
          </table:table-cell>
          <table:table-cell table:formula="of:=WEEKDAY([.A166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2-14" calcext:value-type="date">
            <text:p>12/14/19</text:p>
          </table:table-cell>
          <table:table-cell table:formula="of:=WEEKDAY([.A167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15" calcext:value-type="date">
            <text:p>12/15/19</text:p>
          </table:table-cell>
          <table:table-cell table:formula="of:=WEEKDAY([.A168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16" calcext:value-type="date">
            <text:p>12/16/19</text:p>
          </table:table-cell>
          <table:table-cell table:formula="of:=WEEKDAY([.A169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17" calcext:value-type="date">
            <text:p>12/17/19</text:p>
          </table:table-cell>
          <table:table-cell table:formula="of:=WEEKDAY([.A170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2-18" calcext:value-type="date">
            <text:p>12/18/19</text:p>
          </table:table-cell>
          <table:table-cell table:formula="of:=WEEKDAY([.A171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2-19" calcext:value-type="date">
            <text:p>12/19/19</text:p>
          </table:table-cell>
          <table:table-cell table:formula="of:=WEEKDAY([.A172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2-20" calcext:value-type="date">
            <text:p>12/20/19</text:p>
          </table:table-cell>
          <table:table-cell table:formula="of:=WEEKDAY([.A173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2-21" calcext:value-type="date">
            <text:p>12/21/19</text:p>
          </table:table-cell>
          <table:table-cell table:formula="of:=WEEKDAY([.A174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22" calcext:value-type="date">
            <text:p>12/22/19</text:p>
          </table:table-cell>
          <table:table-cell table:formula="of:=WEEKDAY([.A175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23" calcext:value-type="date">
            <text:p>12/23/19</text:p>
          </table:table-cell>
          <table:table-cell table:formula="of:=WEEKDAY([.A176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24" calcext:value-type="date">
            <text:p>12/24/19</text:p>
          </table:table-cell>
          <table:table-cell table:formula="of:=WEEKDAY([.A177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2-25" calcext:value-type="date">
            <text:p>12/25/19</text:p>
          </table:table-cell>
          <table:table-cell table:formula="of:=WEEKDAY([.A178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2-26" calcext:value-type="date">
            <text:p>12/26/19</text:p>
          </table:table-cell>
          <table:table-cell table:formula="of:=WEEKDAY([.A179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2-27" calcext:value-type="date">
            <text:p>12/27/19</text:p>
          </table:table-cell>
          <table:table-cell table:formula="of:=WEEKDAY([.A180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2-28" calcext:value-type="date">
            <text:p>12/28/19</text:p>
          </table:table-cell>
          <table:table-cell table:formula="of:=WEEKDAY([.A181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29" calcext:value-type="date">
            <text:p>12/29/19</text:p>
          </table:table-cell>
          <table:table-cell table:formula="of:=WEEKDAY([.A182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30" calcext:value-type="date">
            <text:p>12/30/19</text:p>
          </table:table-cell>
          <table:table-cell table:formula="of:=WEEKDAY([.A183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31" calcext:value-type="date">
            <text:p>12/31/19</text:p>
          </table:table-cell>
          <table:table-cell table:formula="of:=WEEKDAY([.A184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01" calcext:value-type="date">
            <text:p>01/01/20</text:p>
          </table:table-cell>
          <table:table-cell table:formula="of:=WEEKDAY([.A185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02" calcext:value-type="date">
            <text:p>01/02/20</text:p>
          </table:table-cell>
          <table:table-cell table:formula="of:=WEEKDAY([.A186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03" calcext:value-type="date">
            <text:p>01/03/20</text:p>
          </table:table-cell>
          <table:table-cell table:formula="of:=WEEKDAY([.A187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1-04" calcext:value-type="date">
            <text:p>01/04/20</text:p>
          </table:table-cell>
          <table:table-cell table:formula="of:=WEEKDAY([.A188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1-05" calcext:value-type="date">
            <text:p>01/05/20</text:p>
          </table:table-cell>
          <table:table-cell table:formula="of:=WEEKDAY([.A189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1-06" calcext:value-type="date">
            <text:p>01/06/20</text:p>
          </table:table-cell>
          <table:table-cell table:formula="of:=WEEKDAY([.A190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1-07" calcext:value-type="date">
            <text:p>01/07/20</text:p>
          </table:table-cell>
          <table:table-cell table:formula="of:=WEEKDAY([.A191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08" calcext:value-type="date">
            <text:p>01/08/20</text:p>
          </table:table-cell>
          <table:table-cell table:formula="of:=WEEKDAY([.A192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09" calcext:value-type="date">
            <text:p>01/09/20</text:p>
          </table:table-cell>
          <table:table-cell table:formula="of:=WEEKDAY([.A193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10" calcext:value-type="date">
            <text:p>01/10/20</text:p>
          </table:table-cell>
          <table:table-cell table:formula="of:=WEEKDAY([.A194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1-11" calcext:value-type="date">
            <text:p>01/11/20</text:p>
          </table:table-cell>
          <table:table-cell table:formula="of:=WEEKDAY([.A195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1-12" calcext:value-type="date">
            <text:p>01/12/20</text:p>
          </table:table-cell>
          <table:table-cell table:formula="of:=WEEKDAY([.A196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1-13" calcext:value-type="date">
            <text:p>01/13/20</text:p>
          </table:table-cell>
          <table:table-cell table:formula="of:=WEEKDAY([.A197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1-14" calcext:value-type="date">
            <text:p>01/14/20</text:p>
          </table:table-cell>
          <table:table-cell table:formula="of:=WEEKDAY([.A198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15" calcext:value-type="date">
            <text:p>01/15/20</text:p>
          </table:table-cell>
          <table:table-cell table:formula="of:=WEEKDAY([.A199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16" calcext:value-type="date">
            <text:p>01/16/20</text:p>
          </table:table-cell>
          <table:table-cell table:formula="of:=WEEKDAY([.A200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17" calcext:value-type="date">
            <text:p>01/17/20</text:p>
          </table:table-cell>
          <table:table-cell table:formula="of:=WEEKDAY([.A201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1-18" calcext:value-type="date">
            <text:p>01/18/20</text:p>
          </table:table-cell>
          <table:table-cell table:formula="of:=WEEKDAY([.A202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1-19" calcext:value-type="date">
            <text:p>01/19/20</text:p>
          </table:table-cell>
          <table:table-cell table:formula="of:=WEEKDAY([.A203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1-20" calcext:value-type="date">
            <text:p>01/20/20</text:p>
          </table:table-cell>
          <table:table-cell table:formula="of:=WEEKDAY([.A204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1-21" calcext:value-type="date">
            <text:p>01/21/20</text:p>
          </table:table-cell>
          <table:table-cell table:formula="of:=WEEKDAY([.A205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22" calcext:value-type="date">
            <text:p>01/22/20</text:p>
          </table:table-cell>
          <table:table-cell table:formula="of:=WEEKDAY([.A206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23" calcext:value-type="date">
            <text:p>01/23/20</text:p>
          </table:table-cell>
          <table:table-cell table:formula="of:=WEEKDAY([.A207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24" calcext:value-type="date">
            <text:p>01/24/20</text:p>
          </table:table-cell>
          <table:table-cell table:formula="of:=WEEKDAY([.A208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1-25" calcext:value-type="date">
            <text:p>01/25/20</text:p>
          </table:table-cell>
          <table:table-cell table:formula="of:=WEEKDAY([.A209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1-26" calcext:value-type="date">
            <text:p>01/26/20</text:p>
          </table:table-cell>
          <table:table-cell table:formula="of:=WEEKDAY([.A210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1-27" calcext:value-type="date">
            <text:p>01/27/20</text:p>
          </table:table-cell>
          <table:table-cell table:formula="of:=WEEKDAY([.A211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1-28" calcext:value-type="date">
            <text:p>01/28/20</text:p>
          </table:table-cell>
          <table:table-cell table:formula="of:=WEEKDAY([.A212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29" calcext:value-type="date">
            <text:p>01/29/20</text:p>
          </table:table-cell>
          <table:table-cell table:formula="of:=WEEKDAY([.A213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30" calcext:value-type="date">
            <text:p>01/30/20</text:p>
          </table:table-cell>
          <table:table-cell table:formula="of:=WEEKDAY([.A214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31" calcext:value-type="date">
            <text:p>01/31/20</text:p>
          </table:table-cell>
          <table:table-cell table:formula="of:=WEEKDAY([.A215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01" calcext:value-type="date">
            <text:p>02/01/20</text:p>
          </table:table-cell>
          <table:table-cell table:formula="of:=WEEKDAY([.A216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2-02" calcext:value-type="date">
            <text:p>02/02/20</text:p>
          </table:table-cell>
          <table:table-cell table:formula="of:=WEEKDAY([.A217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2-03" calcext:value-type="date">
            <text:p>02/03/20</text:p>
          </table:table-cell>
          <table:table-cell table:formula="of:=WEEKDAY([.A218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2-04" calcext:value-type="date">
            <text:p>02/04/20</text:p>
          </table:table-cell>
          <table:table-cell table:formula="of:=WEEKDAY([.A219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2-05" calcext:value-type="date">
            <text:p>02/05/20</text:p>
          </table:table-cell>
          <table:table-cell table:formula="of:=WEEKDAY([.A220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2-06" calcext:value-type="date">
            <text:p>02/06/20</text:p>
          </table:table-cell>
          <table:table-cell table:formula="of:=WEEKDAY([.A221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2-07" calcext:value-type="date">
            <text:p>02/07/20</text:p>
          </table:table-cell>
          <table:table-cell table:formula="of:=WEEKDAY([.A222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08" calcext:value-type="date">
            <text:p>02/08/20</text:p>
          </table:table-cell>
          <table:table-cell table:formula="of:=WEEKDAY([.A223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2-09" calcext:value-type="date">
            <text:p>02/09/20</text:p>
          </table:table-cell>
          <table:table-cell table:formula="of:=WEEKDAY([.A224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2-10" calcext:value-type="date">
            <text:p>02/10/20</text:p>
          </table:table-cell>
          <table:table-cell table:formula="of:=WEEKDAY([.A225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2-11" calcext:value-type="date">
            <text:p>02/11/20</text:p>
          </table:table-cell>
          <table:table-cell table:formula="of:=WEEKDAY([.A226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2-12" calcext:value-type="date">
            <text:p>02/12/20</text:p>
          </table:table-cell>
          <table:table-cell table:formula="of:=WEEKDAY([.A227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2-13" calcext:value-type="date">
            <text:p>02/13/20</text:p>
          </table:table-cell>
          <table:table-cell table:formula="of:=WEEKDAY([.A228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2-14" calcext:value-type="date">
            <text:p>02/14/20</text:p>
          </table:table-cell>
          <table:table-cell table:formula="of:=WEEKDAY([.A229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15" calcext:value-type="date">
            <text:p>02/15/20</text:p>
          </table:table-cell>
          <table:table-cell table:formula="of:=WEEKDAY([.A230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2-16" calcext:value-type="date">
            <text:p>02/16/20</text:p>
          </table:table-cell>
          <table:table-cell table:formula="of:=WEEKDAY([.A231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2-17" calcext:value-type="date">
            <text:p>02/17/20</text:p>
          </table:table-cell>
          <table:table-cell table:formula="of:=WEEKDAY([.A232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2-18" calcext:value-type="date">
            <text:p>02/18/20</text:p>
          </table:table-cell>
          <table:table-cell table:formula="of:=WEEKDAY([.A233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table:formula="of:=WEEKDAY([.A234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2-20" calcext:value-type="date">
            <text:p>02/20/20</text:p>
          </table:table-cell>
          <table:table-cell table:formula="of:=WEEKDAY([.A235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2-21" calcext:value-type="date">
            <text:p>02/21/20</text:p>
          </table:table-cell>
          <table:table-cell table:formula="of:=WEEKDAY([.A236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22" calcext:value-type="date">
            <text:p>02/22/20</text:p>
          </table:table-cell>
          <table:table-cell table:formula="of:=WEEKDAY([.A237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2-23" calcext:value-type="date">
            <text:p>02/23/20</text:p>
          </table:table-cell>
          <table:table-cell table:formula="of:=WEEKDAY([.A238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2-24" calcext:value-type="date">
            <text:p>02/24/20</text:p>
          </table:table-cell>
          <table:table-cell table:formula="of:=WEEKDAY([.A239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2-25" calcext:value-type="date">
            <text:p>02/25/20</text:p>
          </table:table-cell>
          <table:table-cell table:formula="of:=WEEKDAY([.A240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2-26" calcext:value-type="date">
            <text:p>02/26/20</text:p>
          </table:table-cell>
          <table:table-cell table:formula="of:=WEEKDAY([.A241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2-27" calcext:value-type="date">
            <text:p>02/27/20</text:p>
          </table:table-cell>
          <table:table-cell table:formula="of:=WEEKDAY([.A242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2-28" calcext:value-type="date">
            <text:p>02/28/20</text:p>
          </table:table-cell>
          <table:table-cell table:formula="of:=WEEKDAY([.A243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29" calcext:value-type="date">
            <text:p>02/29/20</text:p>
          </table:table-cell>
          <table:table-cell table:formula="of:=WEEKDAY([.A244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01" calcext:value-type="date">
            <text:p>03/01/20</text:p>
          </table:table-cell>
          <table:table-cell table:formula="of:=WEEKDAY([.A245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table:formula="of:=WEEKDAY([.A246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table:formula="of:=WEEKDAY([.A247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table:formula="of:=WEEKDAY([.A248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table:formula="of:=WEEKDAY([.A249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table:formula="of:=WEEKDAY([.A250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table:formula="of:=WEEKDAY([.A251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table:formula="of:=WEEKDAY([.A252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table:formula="of:=WEEKDAY([.A253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table:formula="of:=WEEKDAY([.A254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table:formula="of:=WEEKDAY([.A255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table:formula="of:=WEEKDAY([.A256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table:formula="of:=WEEKDAY([.A257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table:formula="of:=WEEKDAY([.A258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table:formula="of:=WEEKDAY([.A259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table:formula="of:=WEEKDAY([.A260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table:formula="of:=WEEKDAY([.A261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table:formula="of:=WEEKDAY([.A262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table:formula="of:=WEEKDAY([.A263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table:formula="of:=WEEKDAY([.A264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table:formula="of:=WEEKDAY([.A265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table:formula="of:=WEEKDAY([.A266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table:formula="of:=WEEKDAY([.A267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table:formula="of:=WEEKDAY([.A268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table:formula="of:=WEEKDAY([.A269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table:formula="of:=WEEKDAY([.A270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table:formula="of:=WEEKDAY([.A271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table:formula="of:=WEEKDAY([.A272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table:formula="of:=WEEKDAY([.A273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table:formula="of:=WEEKDAY([.A274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table:formula="of:=WEEKDAY([.A275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table:formula="of:=WEEKDAY([.A276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table:formula="of:=WEEKDAY([.A277];2)"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5:31:20.277537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5:52:35.239644226</meta:creation-date>
    <dc:date>2019-10-25T15:31:31.172761655</dc:date>
    <meta:editing-duration>PT42M51S</meta:editing-duration>
    <meta:editing-cycles>26</meta:editing-cycles>
    <meta:generator>LibreOffice/6.0.7.3$Linux_X86_64 LibreOffice_project/00m0$Build-3</meta:generator>
    <meta:document-statistic meta:table-count="1" meta:cell-count="818" meta:object-count="0"/>
  </office:meta>
</office:document-meta>
</file>